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font-name="Times New Roman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Times New Roman" fo:font-size="12pt" fo:font-style="italic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" fo:font-size="14pt" fo:font-style="italic" style:font-size-asian="14pt" style:font-style-asian="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бщие вопросы</text:p>
      <text:p text:style-name="P1">Фамилия, имя, отчество<text:tab/>Успенский Евгений Андреевич</text:p>
      <text:p text:style-name="P1">Е-mail<text:tab/><text:tab/><text:tab/><text:tab/><text:a xlink:type="simple" xlink:href="mailto:burashka-lcme@yandex.ru">burashka-lcme@yandex.ru</text:a></text:p>
      <text:p text:style-name="P1">Телефон<text:tab/><text:tab/><text:tab/><text:tab/>+7-926-371-67-18</text:p>
      <text:p text:style-name="P1">Год рождения<text:tab/><text:tab/><text:tab/>1990</text:p>
      <text:p text:style-name="P1">Город, в котором живёте<text:tab/>Москва</text:p>
      <text:p text:style-name="P1">Вуз, факультет,</text:p>
      <text:p text:style-name="P1">специальность, кафедра<text:tab/>НИЯУ «МИФИ», Кибернетики, прикладная <text:tab/><text:tab/><text:tab/><text:tab/><text:tab/><text:tab/>математика и информатика, 22 кафедра</text:p>
      <text:p text:style-name="P1">Год окончания вуза<text:tab/><text:tab/>2012</text:p>
      <text:p text:style-name="P1">На каком уровне владеете</text:p>
      <text:p text:style-name="P1">английским языком?<text:tab/><text:tab/>Чтение технической литературы</text:p>
      <text:p text:style-name="P1">Чего вы ожидаете от участия</text:p>
      <text:p text:style-name="P1"><text:s/>в Школе<text:tab/><text:tab/><text:tab/><text:tab/>улучшение навыков фронтэнд-разработки и <text:tab/><text:tab/><text:tab/><text:tab/><text:tab/><text:tab/>получение работы в Яндексе</text:p>
      <text:p text:style-name="P1">Откуда вы о нас узнали?<text:tab/>Яндекс.блог</text:p>
      <text:p text:style-name="P1">Сколько времени вы были</text:p>
      <text:p text:style-name="P1">бы готовы уделять</text:p>
      <text:p text:style-name="P1">стажировке или работе в Яндексе<text:tab/>50</text:p>
      <text:p text:style-name="P1"/>
      <text:p text:style-name="P1"/>
      <text:p text:style-name="P4">Опыт разработки</text:p>
      <text:p text:style-name="P1"><text:span text:style-name="T1">Расскажите нам о вашем опыте разработки. Ничего не упускайте: это может быть как серьезный интерфейс, так и просто домашняя страничка</text:span>.</text:p>
      <text:p text:style-name="P1">Разработал и реализовал алгоритм установки и автоматизированной настройки ERP-системы на Linux-сервера пользователей.</text:p>
      <text:p text:style-name="P1">Разработал и реализовал панель управления центром обработки данных.</text:p>
      <text:p text:style-name="P1">Разработал и реализовал часть модулей конвертации базы данных windows-поколения системы в базу данных облачного поколения системы.</text:p>
      <text:p text:style-name="P1">Разработал и реализовал модуль обмена мгновенными сообщениями между пользователями системы.</text:p>
      <text:p text:style-name="P1">Разработал и реализовал использование базы данных адресных объектов ФИАС в ERP-системе.</text:p>
      <text:p text:style-name="P1">Разработал и реализовываю web-интерфейса ERP-системы.</text:p>
      <text:p text:style-name="P1">Разработал и реализовал интерфейс эмулятора спецпроцессора.</text:p>
      <text:p text:style-name="P1"/>
      <text:p text:style-name="P2">Какие языки программирования, фреймворки и технологии вы использовали? Сложились ли у вас личные предпочтения.</text:p>
      <text:p text:style-name="P1">JavaScript(ExtJS, JQuery), PHP, HTML, CSS, bash, RPM, SQL, C\C++(QT).</text:p>
      <text:p text:style-name="P1">Сейчас активнее всего использую JQuery.</text:p>
      <text:p text:style-name="P2"/>
      <text:p text:style-name="P2">Какие редакторы и среды разработки вы использовали? Чем обычно пользуетесь?</text:p>
      <text:p text:style-name="P1">VisualStudio, Code::Blocks, Eclipse, ZendStudio, AptanaStudio, gedit. Сейчас в <text:soft-page-break/>основном пользуюсь Aptana и Zend.</text:p>
      <text:p text:style-name="P2">С какими ОС приходилось сталкиваться? Для каких целей вы их использовали?</text:p>
      <text:p text:style-name="P1">Ubuntu — первый Linux</text:p>
      <text:p text:style-name="P1">Russian Fedora — ядро разработчиков находится в моем ВУЗе</text:p>
      <text:p text:style-name="P1">openSUSE — сейчас на домашнем компьютере и на рабочем</text:p>
      <text:p text:style-name="P1">SLES, CentOS, RHEL — на серверных машинах</text:p>
      <text:p text:style-name="P1">WinMobile, Android — на мобильных гаджетах</text:p>
      <text:p text:style-name="P1">Windows 98/XP/7/Server — сложно с ней не столкнутся</text:p>
      <text:p text:style-name="P2"/>
      <text:p text:style-name="P2">Приходилось ли вам пользоваться системами контроля версий? Если да, то какими? Какая из них вам нравится больше всего?</text:p>
      <text:p text:style-name="P3">Только svn и полностью устраивает.</text:p>
      <text:p text:style-name="P2"/>
      <text:p text:style-name="P2">Использовали ли вы системы постановки и ведения задач.</text:p>
      <text:p text:style-name="P3">MS Project, TrackStudio Enterprise, Redmine</text:p>
      <text:p text:style-name="P2"/>
      <text:p text:style-name="P2">Какие полезные для фронтенд-разработчика ресурсы вы используете и можете посоветовать.</text:p>
      <text:p text:style-name="P3">Javascript.ru, htmlbook.ru, habrahabr.ru, mozilla developer network, jquery.com</text:p>
      <text:p text:style-name="P2"/>
      <text:p text:style-name="P2">Работали ли вы где-нибудь? Какие у вас были должностные обязанности? Есть ли опыт работы в команде?</text:p>
      <text:p text:style-name="P3">На кафедре Кибернетики в институте(команда 5 человек) и с февраля 2010г. по настоящее время в компании «Инфин»(команда 10 человек). Обязанности соответственно реализованным проектам, которые описал в первом вопросе.</text:p>
      <text:p text:style-name="P3"/>
      <text:p text:style-name="P3"/>
      <text:p text:style-name="P5">Технические вопросы</text:p>
      <text:p text:style-name="P2">1. Перечислите известные вам инструменты и приёмы для отладки кода в разных браузерах.</text:p>
      <text:p text:style-name="P3">Firefox: Firebug, Aptana Firefox Extension, в последних версиях есть встроенный JS-отладчик, в последних версиях есть удаленная отладка мобильной версии, Firebug Lite</text:p>
      <text:p text:style-name="P3">Chrome: WebKit Inspector, в последних версиях есть удаленная отладка мобильной версии, Firebug Lite</text:p>
      <text:p text:style-name="P3">Opera: Dragonfly, Firebug Lite</text:p>
      <text:p text:style-name="P3">IE: Firebug Lite, IE Developer Toolbar</text:p>
      <text:p text:style-name="P3"/>
      <text:p text:style-name="P2">2. Опишите своими словами, что происходит в браузерах при клике на ссылку yandex.ru (полнота ответа — на ваше усмотрение).</text:p>
      <text:p text:style-name="P3">Происходят JS-события привязанные на события onmousedown и click по ссылке и DOM-элементам содержащим её.</text:p>
      <text:p text:style-name="P3">Происходят JS-события связанные с уходом со страницы содержащей ссылку.<text:line-break/>Осуществляется поиск yandex.ru в данных из файла ОС hosts<text:line-break/>В случае нахождения отправляется запрос на указанный ip-адрес.<text:line-break/><text:soft-page-break/>Если не был найден, то совершается запрос на DNS сервер, после чего отправляется запрос на полученный от сервера ip-адрес.<text:line-break/>Если адрес не найден и на DNS-сервере, то выдается ошибка нахождения адреса<text:line-break/>Отправляет запрос на веб-сервер yandex.ru.</text:p>
      <text:p text:style-name="P3">Происходит анализ статуса HTTP и HTTP Headers, если все в порядке, то происходит загрузка yandex.ru/index.html.</text:p>
      <text:p text:style-name="P3">Происходит загрузка всех дополнительных данных указанных в index.html.</text:p>
      <text:p text:style-name="P3">Выполняются загруженные JavaScript-сценарии.</text:p>
      <text:p text:style-name="P3">Происходит JS-событие окончания загрузки документа.</text:p>
      <text:p text:style-name="P3"/>
      <text:p text:style-name="P2">3. Предположим, что мы представляем автосалон по продаже японских и немецких автомобилей. У нас есть базовые классы и примеры их использования. Допишите недостающий код.</text:p>
      <text:p text:style-name="P10">/**</text:p>
      <text:p text:style-name="P11"><text:s/>* Создает экземпляр Машины</text:p>
      <text:p text:style-name="P11"><text:s/>* @this <text:span text:style-name="T3">{Car}</text:span></text:p>
      <text:p text:style-name="P11"><text:s/>* @param <text:span text:style-name="T3">{string}</text:span> manufacturer Производитель</text:p>
      <text:p text:style-name="P11"><text:s/>* @param <text:span text:style-name="T3">{string}</text:span> model Модель</text:p>
      <text:p text:style-name="P11"><text:s/>* @param <text:span text:style-name="T3">{number}</text:span> year Год производство</text:p>
      <text:p text:style-name="P11"><text:s/>*/</text:p>
      <text:p text:style-name="P12">function Car(manufacturer, model, year) {</text:p>
      <text:p text:style-name="P12"><text:s text:c="4"/>this.manufacturer<text:tab/> = manufacturer;</text:p>
      <text:p text:style-name="P12"><text:s text:c="4"/>this.model<text:tab/><text:tab/><text:tab/> = model;</text:p>
      <text:p text:style-name="P12"><text:s text:c="4"/>this.year<text:tab/><text:tab/><text:tab/> = year || (new Date).getFullYear();</text:p>
      <text:p text:style-name="P12"><text:s text:c="4"/>this.price<text:tab/><text:tab/><text:tab/> = '0';</text:p>
      <text:p text:style-name="P12">}</text:p>
      <text:p text:style-name="P12"/>
      <text:p text:style-name="P11">/**</text:p>
      <text:p text:style-name="P11"><text:s/>* Возвращает информацию о машине</text:p>
      <text:p text:style-name="P11"><text:s/>* </text:p>
      <text:p text:style-name="P11"><text:s/>* @return <text:span text:style-name="T3">{String}</text:span></text:p>
      <text:p text:style-name="P11"><text:s/>*/</text:p>
      <text:p text:style-name="P12">Car.prototype.getInfo()</text:p>
      <text:p text:style-name="P12">{</text:p>
      <text:p text:style-name="P12"><text:tab/>return this.manufacturer + ' ' + this.model + ' ' + this.year;</text:p>
      <text:p text:style-name="P12">}</text:p>
      <text:p text:style-name="P12"/>
      <text:p text:style-name="P11">/**</text:p>
      <text:p text:style-name="P11"><text:s/>* Переопределили метод привидение к типу String</text:p>
      <text:p text:style-name="P11"><text:s/>* </text:p>
      <text:p text:style-name="P11"><text:s/>* @return <text:span text:style-name="T3">{String}</text:span></text:p>
      <text:p text:style-name="P11"><text:s/>*/</text:p>
      <text:p text:style-name="P12">Car.prototype.toString = Car.prototype.getInfo;</text:p>
      <text:p text:style-name="P12"/>
      <text:p text:style-name="P11">/**</text:p>
      <text:p text:style-name="P11"><text:s/>* Возвращает детализированную информацию о машине</text:p>
      <text:p text:style-name="P11"><text:s/>* </text:p>
      <text:p text:style-name="P11"><text:s/>* @return <text:span text:style-name="T3">{String}</text:span></text:p>
      <text:p text:style-name="P11"><text:s/>*/</text:p>
      <text:p text:style-name="P12"><text:soft-page-break/>Car.prototype.getDetailedInfo = function()</text:p>
      <text:p text:style-name="P12">{</text:p>
      <text:p text:style-name="P12"><text:tab/>return 'Производитель: ' + this.manufacturer + '. Модель: ' + this.model + '. Год: ' + this.year;</text:p>
      <text:p text:style-name="P12">}</text:p>
      <text:p text:style-name="P12"/>
      <text:p text:style-name="P11">/**</text:p>
      <text:p text:style-name="P11"><text:s/>* Возвращает страну производителя машины</text:p>
      <text:p text:style-name="P11"><text:s/>* </text:p>
      <text:p text:style-name="P11"><text:s/>* @return <text:span text:style-name="T3">{String}</text:span></text:p>
      <text:p text:style-name="P11"><text:s/>*/</text:p>
      <text:p text:style-name="P12">Car.prototype.getCountry = function(){</text:p>
      <text:p text:style-name="P12"><text:s text:c="4"/>switch (this.manufacturer.toLowerCase()) {</text:p>
      <text:p text:style-name="P12"><text:s text:c="4"/><text:tab/>case 'bmw':</text:p>
      <text:p text:style-name="P12"><text:tab/><text:tab/>case 'audi':</text:p>
      <text:p text:style-name="P12"><text:s text:c="12"/>return 'Germany';</text:p>
      <text:p text:style-name="P12"><text:tab/><text:tab/>case 'toyota':</text:p>
      <text:p text:style-name="P12"><text:s text:c="12"/>return 'Japan';</text:p>
      <text:p text:style-name="P12"><text:tab/>}</text:p>
      <text:p text:style-name="P12">}</text:p>
      <text:p text:style-name="P12"/>
      <text:p text:style-name="P12"/>
      <text:p text:style-name="P11">/**</text:p>
      <text:p text:style-name="P11"><text:s/>* Создает экземпляр Автосалона</text:p>
      <text:p text:style-name="P11"><text:s/>* @this <text:span text:style-name="T3">{CarDealer}</text:span></text:p>
      <text:p text:style-name="P11"><text:s/>* @param <text:span text:style-name="T3">{String}</text:span> name Название автосалона</text:p>
      <text:p text:style-name="P11"><text:s/>*/</text:p>
      <text:p text:style-name="P12">function CarDealer(name) {</text:p>
      <text:p text:style-name="P12"><text:s text:c="4"/>this.name = name;</text:p>
      <text:p text:style-name="P12"><text:s text:c="4"/>this.cars = [];</text:p>
      <text:p text:style-name="P12">}</text:p>
      <text:p text:style-name="P12"/>
      <text:p text:style-name="P11">/**</text:p>
      <text:p text:style-name="P11"><text:s/>* Добавляет машину в автосалон</text:p>
      <text:p text:style-name="P11"><text:s/>* </text:p>
      <text:p text:style-name="P11"><text:s/>* @return <text:span text:style-name="T3">{CarDealer}</text:span></text:p>
      <text:p text:style-name="P11"><text:s/>*/</text:p>
      <text:p text:style-name="P12">CarDealer.prototype.add = function()</text:p>
      <text:p text:style-name="P12">{</text:p>
      <text:p text:style-name="P12"><text:tab/>for(var i=0, len=arguments.length; i&lt;len; i++)</text:p>
      <text:p text:style-name="P12"><text:tab/><text:tab/>this.cars.push(arguments[i]);</text:p>
      <text:p text:style-name="P12"><text:tab/><text:tab/></text:p>
      <text:p text:style-name="P12"><text:tab/>return this;</text:p>
      <text:p text:style-name="P12">}</text:p>
      <text:p text:style-name="P12"/>
      <text:p text:style-name="P11">/**</text:p>
      <text:p text:style-name="P11"><text:s/>* Установить цену на машину</text:p>
      <text:p text:style-name="P11"><text:s/>* @param <text:span text:style-name="T3">{string}</text:span> car идентификатор машины</text:p>
      <text:p text:style-name="P11"><text:s/>* @param <text:span text:style-name="T3">{string}</text:span> price стоимость</text:p>
      <text:p text:style-name="P11"><text:s/>* </text:p>
      <text:p text:style-name="P11"><text:s/>* @return <text:span text:style-name="T3">{CarDealer}</text:span></text:p>
      <text:p text:style-name="P11"><text:s/>*/</text:p>
      <text:p text:style-name="P12"><text:soft-page-break/>CarDealer.prototype.setPrice = function(car, price)</text:p>
      <text:p text:style-name="P12">{</text:p>
      <text:p text:style-name="P12"><text:tab/>var carProps = car.split(' ');</text:p>
      <text:p text:style-name="P12"><text:tab/>for(var i=0, len = this.cars.length; i&lt;len; i++)</text:p>
      <text:p text:style-name="P12"><text:tab/><text:tab/>if((this.cars[i].manufacturer == carProps[0])</text:p>
      <text:p text:style-name="P12"><text:tab/><text:tab/><text:tab/>&amp;&amp;(this.cars[i].model == carProps[1])</text:p>
      <text:p text:style-name="P12"><text:tab/><text:tab/><text:tab/>&amp;&amp;(this.cars[i].year == carProps[2])</text:p>
      <text:p text:style-name="P12"><text:tab/><text:tab/>)</text:p>
      <text:p text:style-name="P12"><text:tab/><text:tab/>{</text:p>
      <text:p text:style-name="P12"><text:tab/><text:tab/><text:tab/>this.cars[i].price = price;</text:p>
      <text:p text:style-name="P12"><text:tab/><text:tab/><text:tab/>return this;</text:p>
      <text:p text:style-name="P12"><text:tab/><text:tab/>} </text:p>
      <text:p text:style-name="P12"><text:tab/></text:p>
      <text:p text:style-name="P12"><text:tab/>return this;</text:p>
      <text:p text:style-name="P12">}</text:p>
      <text:p text:style-name="P12"/>
      <text:p text:style-name="P11">/**</text:p>
      <text:p text:style-name="P11"><text:s/>* Возвращает список машин</text:p>
      <text:p text:style-name="P11"><text:s/>* @param <text:span text:style-name="T3">{String}</text:span> Страна производитель машины. Необязательный параметр </text:p>
      <text:p text:style-name="P11"><text:s/>* </text:p>
      <text:p text:style-name="P11"><text:s/>* @return <text:span text:style-name="T3">{String}</text:span></text:p>
      <text:p text:style-name="P11"><text:s/>*/</text:p>
      <text:p text:style-name="P12">CarDealer.prototype.list = function()</text:p>
      <text:p text:style-name="P12">{</text:p>
      <text:p text:style-name="P12"><text:tab/>var str = "";</text:p>
      <text:p text:style-name="P12"><text:tab/>for(var i=0, len = this.cars.length; i&lt;len-1; i++)</text:p>
      <text:p text:style-name="P12"><text:tab/>{</text:p>
      <text:p text:style-name="P12"><text:tab/><text:tab/>if(arguments.length &gt; 0)</text:p>
      <text:p text:style-name="P12"><text:tab/><text:tab/>{</text:p>
      <text:p text:style-name="P12"><text:tab/><text:tab/><text:tab/>if(this.cars[i].getCountry() == arguments[0])</text:p>
      <text:p text:style-name="P12"><text:tab/><text:tab/><text:tab/><text:tab/>str += this.cars[i] + ', ';</text:p>
      <text:p text:style-name="P12"><text:tab/><text:tab/>}</text:p>
      <text:p text:style-name="P12"><text:tab/><text:tab/>else</text:p>
      <text:p text:style-name="P12"><text:tab/><text:tab/><text:tab/>str += this.cars[i] + ', ';</text:p>
      <text:p text:style-name="P12"><text:tab/>}</text:p>
      <text:p text:style-name="P12"><text:tab/></text:p>
      <text:p text:style-name="P12"><text:tab/>return str.substr(0, (str.length-2));</text:p>
      <text:p text:style-name="P12">}</text:p>
      <text:p text:style-name="P12"/>
      <text:p text:style-name="P11">/**</text:p>
      <text:p text:style-name="P11"><text:s/>* Возвращает список машин с фильтрацией по стране-производителю</text:p>
      <text:p text:style-name="P11"><text:s/>* Метод реализован для совместимости с API. Рекомендуется использовать метод CarDealer.list</text:p>
      <text:p text:style-name="P11"><text:s/>* @param <text:span text:style-name="T3">{String}</text:span> country Страна производитель машины</text:p>
      <text:p text:style-name="P11"><text:s/>* </text:p>
      <text:p text:style-name="P11"><text:s/>* @return <text:span text:style-name="T3">{String}</text:span></text:p>
      <text:p text:style-name="P11"><text:s/>*/</text:p>
      <text:p text:style-name="P12">CarDealer.prototype.listByCountry = function(country) { return this.list(country); }</text:p>
      <text:p text:style-name="P12"/>
      <text:p text:style-name="P11">/**</text:p>
      <text:p text:style-name="P11"><text:s/>* Возвращает прайс-лист машин автосалона в рублях</text:p>
      <text:p text:style-name="P11"><text:s/>* </text:p>
      <text:p text:style-name="P11"><text:soft-page-break/><text:s/>* @return <text:span text:style-name="T3">{String}</text:span></text:p>
      <text:p text:style-name="P11"><text:s/>*/</text:p>
      <text:p text:style-name="P12">CarDealer.prototype.listRusPrice = function(){</text:p>
      <text:p text:style-name="P12"><text:tab/>for(var i=0, len = this.cars.length; i&lt;len-1; i++)</text:p>
      <text:p text:style-name="P12"><text:tab/><text:tab/>str += this.cars[i] + ' ' + ((this.cars[i].price[0] == '€') ? this.cars[i].price.substr(1)*40 : this.cars[i].price.substr(1)*0.4) + ', ';</text:p>
      <text:p text:style-name="P12"><text:tab/>return str.substr(0, (str.length-2));</text:p>
      <text:p text:style-name="P12">}</text:p>
      <text:p text:style-name="P12"/>
      <text:p text:style-name="P12">var bmw<text:tab/><text:tab/> = new Car("BMW", "X5", 2010),</text:p>
      <text:p text:style-name="P12"><text:s text:c="4"/>audi<text:tab/> = new Car("Audi", "Q5", 2012),</text:p>
      <text:p text:style-name="P12"><text:s text:c="4"/>toyota<text:tab/> = new Car("Toyota", "Camry");</text:p>
      <text:p text:style-name="P12"/>
      <text:p text:style-name="P12">var yandex = new CarDealer('Яндекс.Авто');</text:p>
      <text:p text:style-name="P12"/>
      <text:p text:style-name="P12">yandex</text:p>
      <text:p text:style-name="P12"><text:s text:c="4"/>.add(toyota)</text:p>
      <text:p text:style-name="P12"><text:s text:c="4"/>.add(bmw, audi);</text:p>
      <text:p text:style-name="P12"/>
      <text:p text:style-name="P12">yandex</text:p>
      <text:p text:style-name="P12"><text:s text:c="4"/>.setPrice('BMW X5 2010', '€2000')</text:p>
      <text:p text:style-name="P12"><text:s text:c="4"/>.setPrice('Audi Q5 2012', '€3000')</text:p>
      <text:p text:style-name="P12"><text:s text:c="4"/>.setPrice('Toyota Camry 2012', '¥3000');</text:p>
      <text:p text:style-name="P12"/>
      <text:p text:style-name="P12">yandex.list();</text:p>
      <text:p text:style-name="P12">yandex.listByCountry('Germany');</text:p>
      <text:p text:style-name="P12">yandex.listRusPrice();</text:p>
      <text:p text:style-name="P3"/>
      <text:p text:style-name="P2">4. Найдите все текстовые файлы (*.txt), в имени которых содержится «yandex», а в содержимом — «школа разработки интерфейсов».</text:p>
      <text:p text:style-name="P3">find ./ -name '*yandex*.txt' -print 2&gt;/dev/null | xargs grep -il "школа разработки интерфейсов"</text:p>
      <text:p text:style-name="P3"/>
      <text:p text:style-name="P9"><text:span text:style-name="Strong_20_Emphasis"><text:span text:style-name="T1">5.</text:span></text:span><text:span text:style-name="T1"> Дана программа, реализованная одновременно на Bash, Python и Perl. Программа принимает произвольное количество аргументов и печатает их количество. Нужно добавить опцию -v для verbose-режима, в котором дополнительно выводится значение каждого из аргументов.</text:span></text:p>
      <text:p text:style-name="P9"><text:bookmark text:name="ctrlcopy"/><text:line-break/><text:span text:style-name="T2">#!/usr/bin/env bash </text:span></text:p>
      <text:p text:style-name="P8"><text:s/></text:p>
      <text:p text:style-name="P8">usage() { </text:p>
      <text:p text:style-name="P8">cat &lt;&lt; EOF </text:p>
      <text:p text:style-name="P8">Usage: printargs.sh [OPTIONS] [ARGUMENTS] </text:p>
      <text:p text:style-name="P8"><text:s text:c="2"/>Print the number of arguments. </text:p>
      <text:p text:style-name="P8"/>
      <text:p text:style-name="P8">OPTIONS: </text:p>
      <text:p text:style-name="P8"><text:s text:c="2"/>-h <text:s text:c="5"/>print help message </text:p>
      <text:p text:style-name="P8"><text:s text:c="2"/>-m MSG <text:s/>custom message </text:p>
      <text:p text:style-name="P8"/>
      <text:p text:style-name="P8">Examples: </text:p>
      <text:p text:style-name="P8"><text:soft-page-break/><text:s text:c="2"/>printargs.sh a b c </text:p>
      <text:p text:style-name="P8"><text:s text:c="2"/>printargs.sh -m 'Arguments count: ' a b c </text:p>
      <text:p text:style-name="P8"><text:s text:c="2"/>printargs.sh -h </text:p>
      <text:p text:style-name="P8"/>
      <text:p text:style-name="P8">EOF </text:p>
      <text:p text:style-name="P8">} </text:p>
      <text:p text:style-name="P8"/>
      <text:p text:style-name="P8">while getopts “vhm:” OPTION </text:p>
      <text:p text:style-name="P8">do </text:p>
      <text:p text:style-name="P8"><text:s text:c="4"/>case $OPTION in </text:p>
      <text:p text:style-name="P8"><text:s text:c="8"/>h) </text:p>
      <text:p text:style-name="P8"><text:s text:c="12"/>usage </text:p>
      <text:p text:style-name="P8"><text:s text:c="12"/>exit 1 </text:p>
      <text:p text:style-name="P8"><text:s text:c="12"/>shift;; </text:p>
      <text:p text:style-name="P8"><text:tab/>v) </text:p>
      <text:p text:style-name="P8"><text:tab/><text:tab/>FLAG=1 </text:p>
      <text:p text:style-name="P8"><text:tab/><text:tab/>shift;; </text:p>
      <text:p text:style-name="P8"><text:s text:c="8"/>m) </text:p>
      <text:p text:style-name="P8"><text:s text:c="12"/>MESSAGE=$OPTARG </text:p>
      <text:p text:style-name="P8"><text:s text:c="12"/>shift;shift;; </text:p>
      <text:p text:style-name="P8"><text:s text:c="4"/>esac </text:p>
      <text:p text:style-name="P8">done </text:p>
      <text:p text:style-name="P8"/>
      <text:p text:style-name="P8">COUNT=0 </text:p>
      <text:p text:style-name="P8"/>
      <text:p text:style-name="P8">for ARG in $@; do </text:p>
      <text:p text:style-name="P8"><text:tab/>let COUNT+=1 </text:p>
      <text:p text:style-name="P8">done </text:p>
      <text:p text:style-name="P8">if [ "$FLAG" == 1 ]; then </text:p>
      <text:p text:style-name="P8"><text:tab/>echo $@ </text:p>
      <text:p text:style-name="P8">fi </text:p>
      <text:p text:style-name="P8"/>
      <text:p text:style-name="P8">if [[ "$MESSAGE" != "" ]]; then </text:p>
      <text:p text:style-name="P8"><text:s text:c="4"/>echo $MESSAGE </text:p>
      <text:p text:style-name="P8">fi </text:p>
      <text:p text:style-name="P8"/>
      <text:p text:style-name="P8">echo $COUNT </text:p>
      <text:p text:style-name="P3"/>
      <text:p text:style-name="P6"/>
      <text:p text:style-name="P6">#!/usr/bin/env python</text:p>
      <text:p text:style-name="P6"/>
      <text:p text:style-name="P6">import argparse</text:p>
      <text:p text:style-name="P6"/>
      <text:p text:style-name="P6">parser = argparse.ArgumentParser(description='Print the number of arguments.')</text:p>
      <text:p text:style-name="P6">parser.add_argument('arguments', metavar='ARG', type=str, nargs='*', help='some arguments')</text:p>
      <text:p text:style-name="P6">parser.add_argument('-m', dest='message', default='', help='custom message')</text:p>
      <text:p text:style-name="P6">parser.add_argument('-v', dest='verbose', action='store_true', default=False)</text:p>
      <text:p text:style-name="P6"/>
      <text:p text:style-name="P6">args = parser.parse_args()</text:p>
      <text:p text:style-name="P6"/>
      <text:p text:style-name="P6">count = 0</text:p>
      <text:p text:style-name="P6"/>
      <text:p text:style-name="P6"><text:soft-page-break/>for a in args.arguments:</text:p>
      <text:p text:style-name="P6"><text:s text:c="4"/>count += 1</text:p>
      <text:p text:style-name="P6"/>
      <text:p text:style-name="P6">if args.verbose:</text:p>
      <text:p text:style-name="P6"><text:tab/>print(args.arguments)</text:p>
      <text:p text:style-name="P6"/>
      <text:p text:style-name="P6">if args.message != '':</text:p>
      <text:p text:style-name="P6"><text:s text:c="4"/>print(args.message)</text:p>
      <text:p text:style-name="P6"/>
      <text:p text:style-name="P6">print(count)</text:p>
      <text:p text:style-name="P6"/>
      <text:p text:style-name="P6"/>
      <text:p text:style-name="P6"/>
      <text:p text:style-name="P6">#!/usr/bin/env perl <text:s text:c="111"/></text:p>
      <text:p text:style-name="P6"><text:s text:c="131"/></text:p>
      <text:p text:style-name="P6">use strict; <text:s text:c="119"/></text:p>
      <text:p text:style-name="P6">use Getopt::Long; <text:s text:c="113"/></text:p>
      <text:p text:style-name="P6">use Pod::Usage; <text:s text:c="115"/></text:p>
      <text:p text:style-name="P6"><text:s text:c="131"/></text:p>
      <text:p text:style-name="P6">my $help; <text:s text:c="121"/></text:p>
      <text:p text:style-name="P6">my $message = ''; <text:s text:c="113"/></text:p>
      <text:p text:style-name="P6">my $verbose = 0; <text:s text:c="114"/></text:p>
      <text:p text:style-name="P6"><text:s text:c="131"/></text:p>
      <text:p text:style-name="P6">@ARGV and GetOptions( <text:s text:c="109"/></text:p>
      <text:p text:style-name="P6"><text:s text:c="4"/>"h" =&gt; \$help, <text:s text:c="112"/></text:p>
      <text:p text:style-name="P6"><text:s text:c="4"/>"m=s" =&gt; \$message, <text:s text:c="107"/></text:p>
      <text:p text:style-name="P6"><text:s text:c="4"/># TODO: add '-v' option for verbose mode <text:s text:c="86"/></text:p>
      <text:p text:style-name="P6"><text:s text:c="4"/>"v" =&gt; \$verbose <text:s text:c="110"/></text:p>
      <text:p text:style-name="P6">) or pod2usage(1); <text:s text:c="112"/></text:p>
      <text:p text:style-name="P6"><text:s text:c="131"/></text:p>
      <text:p text:style-name="P6">pod2usage(-verbose =&gt; 2, -exitval =&gt; 2) if $help; <text:s text:c="81"/></text:p>
      <text:p text:style-name="P6"><text:s text:c="131"/></text:p>
      <text:p text:style-name="P6">if ($message ne "") { <text:s text:c="109"/></text:p>
      <text:p text:style-name="P6"><text:s text:c="4"/>print($message . "\n"); <text:s text:c="103"/></text:p>
      <text:p text:style-name="P6">} <text:s text:c="129"/></text:p>
      <text:p text:style-name="P6"><text:s text:c="131"/></text:p>
      <text:p text:style-name="P6">my $count = 0; </text:p>
      <text:p text:style-name="P6"/>
      <text:p text:style-name="P6">foreach(@ARGV) { <text:s text:c="114"/></text:p>
      <text:p text:style-name="P6"><text:s text:c="4"/># TODO: add '-v' option for verbose mode <text:s text:c="86"/></text:p>
      <text:p text:style-name="P6"><text:s text:c="4"/># and print each argument <text:s text:c="101"/></text:p>
      <text:p text:style-name="P6"><text:s text:c="4"/>$verbose and print "\tArgument ".$count." is ".$ARGV[$count]."\n"; <text:s text:c="60"/></text:p>
      <text:p text:style-name="P6"><text:s text:c="4"/>$count++; <text:s text:c="117"/></text:p>
      <text:p text:style-name="P6">} <text:s text:c="129"/></text:p>
      <text:p text:style-name="P6"><text:s text:c="131"/></text:p>
      <text:p text:style-name="P6">print($count . "\n"); <text:s text:c="109"/></text:p>
      <text:p text:style-name="P6"><text:s text:c="131"/></text:p>
      <text:p text:style-name="P6">__END__ <text:s text:c="123"/></text:p>
      <text:p text:style-name="P6"><text:s text:c="131"/></text:p>
      <text:p text:style-name="P6">=head1 NAME <text:s text:c="119"/></text:p>
      <text:p text:style-name="P6"><text:s text:c="131"/></text:p>
      <text:p text:style-name="P6"><text:s text:c="4"/>printargs.pl - Print the number of arguments. <text:s text:c="81"/></text:p>
      <text:p text:style-name="P6"><text:soft-page-break/><text:s text:c="131"/></text:p>
      <text:p text:style-name="P6">=head1 SYNOPSIS <text:s text:c="115"/></text:p>
      <text:p text:style-name="P6"><text:s text:c="131"/></text:p>
      <text:p text:style-name="P6"><text:s text:c="4"/>printargs.pl [options] [arguments] <text:s text:c="92"/></text:p>
      <text:p text:style-name="P6"><text:s text:c="131"/></text:p>
      <text:p text:style-name="P6">=head1 OPTIONS <text:s text:c="116"/></text:p>
      <text:p text:style-name="P6"><text:s text:c="131"/></text:p>
      <text:p text:style-name="P6"><text:s text:c="4"/>-h <text:s text:c="5"/>Show help message. <text:s text:c="100"/></text:p>
      <text:p text:style-name="P6"><text:s text:c="131"/></text:p>
      <text:p text:style-name="P6"><text:s text:c="4"/>-m MSG <text:s/>Specify a custom message. <text:s text:c="93"/></text:p>
      <text:p text:style-name="P6"><text:s text:c="131"/></text:p>
      <text:p text:style-name="P6"><text:s text:c="4"/>-v <text:s text:c="5"/>Print arguments. <text:s text:c="102"/></text:p>
      <text:p text:style-name="P6"><text:s text:c="131"/></text:p>
      <text:p text:style-name="P6">=head1 EXAMPLE </text:p>
      <text:p text:style-name="P6"><text:s text:c="131"/></text:p>
      <text:p text:style-name="P6"><text:s text:c="4"/>printargs.sh a b c [-v] <text:s text:c="103"/></text:p>
      <text:p text:style-name="P6"><text:s text:c="131"/></text:p>
      <text:p text:style-name="P6"><text:s text:c="4"/>printargs.sh -m 'Arguments count: ' a b c [-v] <text:s text:c="80"/></text:p>
      <text:p text:style-name="P6"><text:s text:c="131"/></text:p>
      <text:p text:style-name="P6"><text:s text:c="4"/>printargs.sh -h</text:p>
      <text:p text:style-name="P6"/>
      <text:p text:style-name="P3"/>
      <text:p text:style-name="P7"><text:span text:style-name="Strong_20_Emphasis"><text:span text:style-name="T4">6.</text:span></text:span><text:span text:style-name="T4"> Расскажите, в каком объёме и при каких обстоятельствах вы изучали следующие темы: языки программирования (императивные/декларативные, разные системы типов), структуры (классы, структуры данных, примитивные типы), парадигмы (события, ООП, параллельность/асинхронность, кеширование), алгоритмы (парсинг, сортировка, поиск), паттерны.</text:span></text:p>
      <text:p text:style-name="P3">Два года кружка информатики в СПбГДТЮ, основной язык С\С++</text:p>
      <text:p text:style-name="P3">Уроки информатики в 9-11 классах школы, основной язык Ocaml</text:p>
      <text:p text:style-name="P3">ВУЗ, языки С\C++, Haskell, Java, Ассемблер</text:p>
      <text:p text:style-name="P3">Самообразование по статьям в Интернете и книга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2T21:25:36</dc:date>
    <dc:creator>burashka </dc:creator>
    <meta:generator>LibreOffice/3.5$Linux_X86_64 LibreOffice_project/350m1$Build-403</meta:generator>
    <meta:editing-duration>PT4H2M30S</meta:editing-duration>
    <meta:editing-cycles>9</meta:editing-cycles>
    <meta:document-statistic meta:table-count="0" meta:image-count="0" meta:object-count="0" meta:page-count="9" meta:paragraph-count="330" meta:word-count="1435" meta:character-count="17234" meta:non-whitespace-character-count="9249"/>
  </office:meta>
</office:document-meta>
</file>